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Open Sans" svg:font-family="'Open Sans', Arial, Helvetica,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variant="normal" fo:text-transform="none" fo:color="#000000" loext:opacity="100%" style:font-name="Liberation Serif" fo:font-size="13.5pt" fo:letter-spacing="normal" fo:font-style="normal" fo:font-weight="bold" officeooo:rsid="00887866" officeooo:paragraph-rsid="00088be6" style:font-weight-asian="bold" style:font-weight-complex="bold"/>
    </style:style>
    <style:style style:name="P2" style:family="paragraph" style:parent-style-name="Standard">
      <style:text-properties style:font-name="Liberation Serif" fo:font-weight="normal" officeooo:rsid="008313e3" officeooo:paragraph-rsid="00088be6" style:font-weight-asian="normal" style:font-weight-complex="normal"/>
    </style:style>
    <style:style style:name="P3" style:family="paragraph" style:parent-style-name="List_20_Paragraph">
      <style:paragraph-properties fo:line-height="115%"/>
      <style:text-properties style:font-name="Liberation Serif" fo:font-weight="normal" officeooo:rsid="008313e3" officeooo:paragraph-rsid="002302dd" style:font-weight-asian="normal" style:font-weight-complex="normal"/>
    </style:style>
    <style:style style:name="P4" style:family="paragraph" style:parent-style-name="List_20_Paragraph" style:list-style-name="WWNum2">
      <style:paragraph-properties fo:line-height="115%" fo:text-align="justify" style:justify-single-word="false"/>
      <style:text-properties style:font-name="Liberation Serif" fo:font-weight="normal" officeooo:rsid="008313e3" officeooo:paragraph-rsid="002302dd" style:font-weight-asian="normal" style:font-weight-complex="normal"/>
    </style:style>
    <style:style style:name="P5" style:family="paragraph" style:parent-style-name="List_20_Paragraph">
      <style:paragraph-properties fo:margin-left="0in" fo:margin-right="0in" fo:line-height="115%" fo:text-align="justify" style:justify-single-word="false" fo:text-indent="0in" style:auto-text-indent="false"/>
      <style:text-properties style:font-name="Liberation Serif" fo:font-weight="normal" officeooo:rsid="00259f0f" officeooo:paragraph-rsid="00259f0f" style:font-weight-asian="normal" style:font-weight-complex="normal"/>
    </style:style>
    <style:style style:name="P6" style:family="paragraph" style:parent-style-name="List_20_Paragraph">
      <style:paragraph-properties fo:line-height="115%" fo:text-align="center" style:justify-single-word="false"/>
      <style:text-properties style:font-name="Liberation Serif" fo:font-weight="bold" officeooo:rsid="00259f0f" officeooo:paragraph-rsid="00259f0f" style:font-weight-asian="bold" style:font-weight-complex="bold"/>
    </style:style>
    <style:style style:name="P7" style:family="paragraph" style:parent-style-name="List_20_Paragraph">
      <style:paragraph-properties fo:margin-left="0in" fo:margin-right="0in" fo:line-height="115%" fo:text-align="start" style:justify-single-word="false" fo:text-indent="0in" style:auto-text-indent="false"/>
      <style:text-properties fo:font-variant="normal" fo:text-transform="none" fo:color="#000000" loext:opacity="100%" style:font-name="Liberation Serif" fo:font-size="12pt" fo:letter-spacing="normal" fo:font-style="normal" fo:font-weight="normal" officeooo:rsid="00887866" officeooo:paragraph-rsid="0025ada6" style:font-size-asian="12pt" style:font-weight-asian="normal" style:font-size-complex="12pt" style:font-weight-complex="normal"/>
    </style:style>
    <style:style style:name="P8" style:family="paragraph" style:parent-style-name="List_20_Paragraph">
      <style:paragraph-properties fo:margin-left="0in" fo:margin-right="0in" fo:line-height="115%" fo:text-align="start" style:justify-single-word="false" fo:text-indent="0in" style:auto-text-indent="false"/>
      <style:text-properties fo:font-variant="normal" fo:text-transform="none" fo:color="#000000" loext:opacity="100%" style:font-name="Liberation Serif" fo:font-size="12pt" fo:letter-spacing="normal" fo:font-style="normal" fo:font-weight="normal" officeooo:rsid="00887866" officeooo:paragraph-rsid="00271eff" style:font-size-asian="12pt" style:font-weight-asian="normal" style:font-size-complex="12pt" style:font-weight-complex="normal"/>
    </style:style>
    <style:style style:name="P9" style:family="paragraph" style:parent-style-name="List_20_Paragraph">
      <style:paragraph-properties fo:margin-left="0in" fo:margin-right="0in" fo:line-height="115%" fo:text-align="justify" style:justify-single-word="false" fo:text-indent="0in" style:auto-text-indent="false"/>
      <style:text-properties fo:font-variant="normal" fo:text-transform="none" fo:color="#000000" loext:opacity="100%" style:font-name="Liberation Serif" fo:font-size="12pt" fo:letter-spacing="normal" fo:font-style="normal" fo:font-weight="normal" officeooo:rsid="00887866" officeooo:paragraph-rsid="00259f0f" style:font-size-asian="12pt" style:font-weight-asian="normal" style:font-size-complex="12pt" style:font-weight-complex="normal"/>
    </style:style>
    <style:style style:name="P10" style:family="paragraph" style:parent-style-name="List_20_Paragraph">
      <style:paragraph-properties fo:margin-left="0in" fo:margin-right="0in" fo:line-height="115%" fo:text-align="justify" style:justify-single-word="false" fo:text-indent="0in" style:auto-text-indent="false"/>
      <style:text-properties fo:font-variant="normal" fo:text-transform="none" fo:color="#000000" loext:opacity="100%" style:font-name="Liberation Serif" fo:font-size="12pt" fo:letter-spacing="normal" fo:font-style="normal" fo:font-weight="normal" officeooo:rsid="00887866" officeooo:paragraph-rsid="0025ada6" style:font-size-asian="12pt" style:font-weight-asian="normal" style:font-size-complex="12pt" style:font-weight-complex="normal"/>
    </style:style>
    <style:style style:name="P11" style:family="paragraph" style:parent-style-name="List_20_Paragraph">
      <style:paragraph-properties fo:margin-left="0in" fo:margin-right="0in" fo:line-height="115%" fo:text-align="start" style:justify-single-word="false" fo:text-indent="0in" style:auto-text-indent="false"/>
      <style:text-properties fo:font-variant="normal" fo:text-transform="none" fo:color="#000000" loext:opacity="100%" style:font-name="Liberation Serif" fo:font-size="12pt" fo:letter-spacing="normal" fo:font-style="italic" fo:font-weight="normal" officeooo:rsid="00887866" officeooo:paragraph-rsid="00271eff" style:font-size-asian="12pt" style:font-weight-asian="normal" style:font-size-complex="12pt" style:font-weight-complex="normal"/>
    </style:style>
    <style:style style:name="P12" style:family="paragraph" style:parent-style-name="List_20_Paragraph">
      <style:paragraph-properties fo:margin-left="0in" fo:margin-right="0in" fo:line-height="115%" fo:text-align="start" style:justify-single-word="false" fo:text-indent="0in" style:auto-text-indent="false"/>
      <style:text-properties fo:font-variant="normal" fo:text-transform="none" fo:color="#000000" loext:opacity="100%" style:font-name="Liberation Serif" fo:font-size="12pt" fo:letter-spacing="normal" fo:font-style="italic" fo:font-weight="bold" officeooo:rsid="0027e753" officeooo:paragraph-rsid="002c5d69" style:font-size-asian="12pt" style:font-weight-asian="bold" style:font-size-complex="12pt" style:font-weight-complex="bold"/>
    </style:style>
    <style:style style:name="P13" style:family="paragraph" style:parent-style-name="List_20_Paragraph" style:list-style-name="WWNum2">
      <style:paragraph-properties fo:line-height="115%" fo:text-align="justify" style:justify-single-word="false"/>
      <style:text-properties fo:font-weight="normal" officeooo:paragraph-rsid="002302dd" style:font-weight-asian="normal" style:font-weight-complex="normal"/>
    </style:style>
    <style:style style:name="P14" style:family="paragraph" style:parent-style-name="List_20_Paragraph">
      <style:paragraph-properties fo:line-height="115%" fo:text-align="justify" style:justify-single-word="false"/>
      <style:text-properties fo:font-weight="normal" officeooo:rsid="0023e35c" officeooo:paragraph-rsid="0023e35c" style:font-weight-asian="normal" style:font-weight-complex="normal"/>
    </style:style>
    <style:style style:name="P15" style:family="paragraph" style:parent-style-name="List_20_Paragraph" style:list-style-name="WWNum2">
      <style:paragraph-properties fo:line-height="100%" fo:text-align="justify" style:justify-single-word="false"/>
      <style:text-properties fo:font-weight="normal" officeooo:paragraph-rsid="002302dd" style:font-weight-asian="normal"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887866" officeooo:paragraph-rsid="00088be6" style:font-weight-asian="bold" style:font-weight-complex="bold"/>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da8e" officeooo:paragraph-rsid="003b689e" style:font-weight-asian="bold" style:font-weight-complex="bold"/>
    </style:style>
    <style:style style:name="P18" style:family="paragraph" style:parent-style-name="Standard">
      <style:text-properties style:font-name="Liberation Serif" fo:font-weight="normal" officeooo:rsid="008313e3" officeooo:paragraph-rsid="00088be6" style:font-weight-asian="normal" style:font-weight-complex="normal"/>
    </style:style>
    <style:style style:name="P19" style:family="paragraph" style:parent-style-name="Standard">
      <style:paragraph-properties fo:margin-left="1in" fo:margin-right="1in" fo:text-indent="0in" style:auto-text-indent="false"/>
      <style:text-properties officeooo:paragraph-rsid="00271eff"/>
    </style:style>
    <style:style style:name="P20" style:family="paragraph" style:parent-style-name="Standard">
      <style:text-properties officeooo:paragraph-rsid="00271eff"/>
    </style:style>
    <style:style style:name="P21" style:family="paragraph" style:parent-style-name="Standard">
      <style:paragraph-properties fo:margin-top="0in" fo:margin-bottom="0in" style:contextual-spacing="false" fo:line-height="100%" fo:text-align="justify" style:justify-single-word="false"/>
      <style:text-properties officeooo:paragraph-rsid="0039110f"/>
    </style:style>
    <style:style style:name="P22" style:family="paragraph" style:parent-style-name="Standard">
      <style:paragraph-properties fo:margin-top="0in" fo:margin-bottom="0in" style:contextual-spacing="false" fo:line-height="100%" fo:text-align="justify" style:justify-single-word="false"/>
      <style:text-properties style:font-name="Liberation Serif" officeooo:paragraph-rsid="0039110f"/>
    </style:style>
    <style:style style:name="P23" style:family="paragraph" style:parent-style-name="Standard">
      <style:paragraph-properties fo:margin-top="0in" fo:margin-bottom="0in" style:contextual-spacing="false" fo:line-height="100%" fo:text-align="justify" style:justify-single-word="false"/>
      <style:text-properties style:font-name="Liberation Serif" fo:font-weight="bold" officeooo:rsid="00378b6b" officeooo:paragraph-rsid="0039110f" style:font-weight-asian="bold" style:font-weight-complex="bold"/>
    </style:style>
    <style:style style:name="P24" style:family="paragraph" style:parent-style-name="Text_20_body">
      <style:paragraph-properties fo:line-height="120%" fo:text-align="justify" style:justify-single-word="false" fo:padding="0in" fo:border="none"/>
      <style:text-properties officeooo:paragraph-rsid="00271eff"/>
    </style:style>
    <style:style style:name="P25" style:family="paragraph" style:parent-style-name="Text_20_body">
      <style:paragraph-properties fo:line-height="120%" fo:text-align="justify" style:justify-single-word="false" fo:padding="0in" fo:border="none"/>
      <style:text-properties officeooo:paragraph-rsid="00271eff" loext:padding="0in" loext:border="none"/>
    </style:style>
    <style:style style:name="P26" style:family="paragraph" style:parent-style-name="Text_20_body">
      <style:paragraph-properties fo:line-height="120%" fo:text-align="justify" style:justify-single-word="false" fo:padding="0in" fo:border="none"/>
      <style:text-properties fo:font-size="12pt" officeooo:paragraph-rsid="00271eff"/>
    </style:style>
    <style:style style:name="P27" style:family="paragraph" style:parent-style-name="Text_20_body">
      <style:paragraph-properties fo:line-height="120%" fo:text-align="justify" style:justify-single-word="false" fo:padding="0in" fo:border="none"/>
      <style:text-properties fo:font-size="12pt" officeooo:paragraph-rsid="00271eff" loext:padding="0in" loext:border="none"/>
    </style:style>
    <style:style style:name="P28" style:family="paragraph" style:parent-style-name="Text_20_body">
      <style:text-properties officeooo:paragraph-rsid="00271eff"/>
    </style:style>
    <style:style style:name="P29" style:family="paragraph" style:parent-style-name="Text_20_body">
      <style:text-properties officeooo:paragraph-rsid="002ccd3c"/>
    </style:style>
    <style:style style:name="P30" style:family="paragraph" style:parent-style-name="Text_20_body">
      <style:text-properties officeooo:rsid="002ccd3c" officeooo:paragraph-rsid="002ccd3c"/>
    </style:style>
    <style:style style:name="P31" style:family="paragraph" style:parent-style-name="Text_20_body">
      <style:text-properties officeooo:rsid="002ccd3c" officeooo:paragraph-rsid="00300a25"/>
    </style:style>
    <style:style style:name="P32" style:family="paragraph" style:parent-style-name="Text_20_body">
      <style:text-properties officeooo:paragraph-rsid="0032dbda"/>
    </style:style>
    <style:style style:name="P33" style:family="paragraph" style:parent-style-name="Text_20_body">
      <style:paragraph-properties fo:margin-top="0in" fo:margin-bottom="0in" style:contextual-spacing="false" fo:line-height="100%"/>
      <style:text-properties officeooo:paragraph-rsid="0032dbda"/>
    </style:style>
    <style:style style:name="P34" style:family="paragraph" style:parent-style-name="Text_20_body">
      <style:paragraph-properties fo:margin-top="0in" fo:margin-bottom="0in" style:contextual-spacing="false" fo:line-height="100%"/>
      <style:text-properties officeooo:paragraph-rsid="00348569"/>
    </style:style>
    <style:style style:name="P35" style:family="paragraph" style:parent-style-name="Text_20_body">
      <style:text-properties fo:font-weight="bold" officeooo:rsid="00378b6b" officeooo:paragraph-rsid="00378b6b" style:font-weight-asian="bold" style:font-weight-complex="bold"/>
    </style:style>
    <style:style style:name="P36" style:family="paragraph" style:parent-style-name="Text_20_body">
      <style:paragraph-properties fo:margin-top="0in" fo:margin-bottom="0in" style:contextual-spacing="false"/>
      <style:text-properties fo:font-weight="bold" officeooo:rsid="003ac20b" officeooo:paragraph-rsid="003acb88" style:font-weight-asian="bold" style:font-weight-complex="bold"/>
    </style:style>
    <style:style style:name="P37" style:family="paragraph" style:parent-style-name="Text_20_body">
      <style:text-properties style:font-name="Liberation Serif" fo:font-weight="normal" officeooo:rsid="00284f0c" officeooo:paragraph-rsid="003acb88" style:font-weight-asian="normal" style:font-weight-complex="normal"/>
    </style:style>
    <style:style style:name="P38" style:family="paragraph">
      <style:paragraph-properties fo:text-align="start" style:writing-mode="lr-tb"/>
    </style:style>
    <style:style style:name="P39" style:family="paragraph">
      <loext:graphic-properties draw:fill="none"/>
      <style:paragraph-properties fo:text-align="start" style:writing-mode="lr-tb"/>
      <style:text-properties fo:font-size="12pt" style:font-size-asian="12pt" style:font-size-complex="12pt"/>
    </style:style>
    <style:style style:name="P40" style:family="paragraph">
      <loext:graphic-properties draw:fill="none"/>
      <style:paragraph-properties fo:text-align="center"/>
    </style:style>
    <style:style style:name="T1" style:family="text">
      <style:text-properties fo:color="#000000" loext:opacity="100%" style:font-name="Liberation Serif" fo:font-size="12pt" fo:font-style="italic" fo:font-weight="normal" style:font-name-asian="Liberation Serif" style:font-size-asian="12pt" style:language-asian="id" style:country-asian="ID" style:font-style-asian="italic" style:font-weight-asian="normal" style:font-name-complex="Liberation Serif" style:font-size-complex="12pt" style:font-style-complex="italic" style:font-weight-complex="normal"/>
    </style:style>
    <style:style style:name="T2" style:family="text">
      <style:text-properties fo:color="#000000" loext:opacity="100%" style:font-name="Liberation Serif" fo:font-size="12pt" style:text-underline-style="none" fo:font-weight="normal" style:font-name-asian="Liberation Serif" style:font-size-asian="12pt" style:language-asian="id" style:country-asian="ID" style:font-weight-asian="normal" style:font-name-complex="Liberation Serif" style:font-size-complex="12pt" style:font-weight-complex="normal"/>
    </style:style>
    <style:style style:name="T3" style:family="text">
      <style:text-properties fo:color="#000000" loext:opacity="100%" style:font-name="Liberation Serif" fo:font-size="12pt" style:text-underline-style="none" fo:font-weight="normal" officeooo:rsid="002ccd3c" style:font-name-asian="Liberation Serif" style:font-size-asian="12pt" style:language-asian="id" style:country-asian="ID" style:font-weight-asian="normal" style:font-name-complex="Liberation Serif" style:font-size-complex="12pt" style:font-weight-complex="normal"/>
    </style:style>
    <style:style style:name="T4" style:family="text">
      <style:text-properties fo:color="#000000" loext:opacity="100%" style:font-name="Liberation Serif" fo:font-size="12pt" fo:font-style="normal" style:text-underline-style="none" fo:font-weight="normal" style:font-name-asian="Liberation Serif" style:font-size-asian="12pt" style:language-asian="id" style:country-asian="ID" style:font-style-asian="normal" style:font-weight-asian="normal" style:font-name-complex="Liberation Serif" style:font-size-complex="12pt" style:font-style-complex="normal" style:font-weight-complex="normal"/>
    </style:style>
    <style:style style:name="T5" style:family="text">
      <style:text-properties fo:color="#000000" loext:opacity="100%" style:font-name="Liberation Serif" fo:font-size="12pt" fo:font-weight="normal" style:font-name-asian="Liberation Serif" style:font-size-asian="12pt" style:language-asian="id" style:country-asian="ID" style:font-weight-asian="normal" style:font-name-complex="Liberation Serif" style:font-size-complex="12pt" style:font-weight-complex="normal"/>
    </style:style>
    <style:style style:name="T6" style:family="text">
      <style:text-properties fo:color="#000000" loext:opacity="100%" style:font-name="Liberation Serif" fo:font-size="12pt" fo:font-weight="normal" officeooo:rsid="002ccd3c" style:font-name-asian="Liberation Serif" style:font-size-asian="12pt" style:language-asian="id" style:country-asian="ID" style:font-weight-asian="normal" style:font-name-complex="Liberation Serif" style:font-size-complex="12pt" style:font-weight-complex="normal"/>
    </style:style>
    <style:style style:name="T7" style:family="text">
      <style:text-properties fo:color="#000000" loext:opacity="100%" style:font-name="Liberation Serif" fo:font-size="12pt" fo:font-weight="normal" fo:background-color="#ffffff" loext:char-shading-value="0" style:font-name-asian="Liberation Serif" style:font-size-asian="12pt" style:language-asian="id" style:country-asian="ID" style:font-weight-asian="normal" style:font-name-complex="Liberation Serif" style:font-size-complex="12pt" style:font-weight-complex="normal"/>
    </style:style>
    <style:style style:name="T8" style:family="text">
      <style:text-properties fo:color="#000000" loext:opacity="100%" style:font-name="Liberation Serif" fo:font-size="12pt" fo:font-weight="normal" officeooo:rsid="00300a25" fo:background-color="#ffffff" loext:char-shading-value="0" style:font-name-asian="Liberation Serif" style:font-size-asian="12pt" style:language-asian="id" style:country-asian="ID" style:font-weight-asian="normal" style:font-name-complex="Liberation Serif" style:font-size-complex="12pt" style:font-weight-complex="normal"/>
    </style:style>
    <style:style style:name="T9" style:family="text">
      <style:text-properties fo:color="#000000" loext:opacity="100%" style:font-name="Liberation Serif" fo:font-size="12pt" fo:font-weight="normal" officeooo:rsid="0032dbda" fo:background-color="#ffffff" loext:char-shading-value="0" style:font-name-asian="Liberation Serif" style:font-size-asian="12pt" style:language-asian="id" style:country-asian="ID" style:font-weight-asian="normal" style:font-name-complex="Liberation Serif" style:font-size-complex="12pt" style:font-weight-complex="normal"/>
    </style:style>
    <style:style style:name="T10" style:family="text">
      <style:text-properties fo:color="#000000" loext:opacity="100%" style:font-name="Liberation Serif" fo:font-size="12pt" fo:font-weight="bold" officeooo:rsid="0032dbda" fo:background-color="#ffffff" loext:char-shading-value="0" style:font-name-asian="Liberation Serif" style:font-size-asian="12pt" style:language-asian="id" style:country-asian="ID" style:font-weight-asian="bold" style:font-name-complex="Liberation Serif" style:font-size-complex="12pt" style:font-weight-complex="bold"/>
    </style:style>
    <style:style style:name="T11" style:family="text">
      <style:text-properties fo:font-variant="normal" fo:text-transform="none" fo:color="#000000" loext:opacity="100%" style:font-name="Liberation Serif" fo:font-size="12pt" fo:letter-spacing="normal" fo:font-style="normal" fo:font-weight="normal" fo:background-color="#ffffff" loext:char-shading-value="0" style:font-name-asian="Liberation Serif" style:font-size-asian="12pt" style:language-asian="id" style:country-asian="ID" style:font-weight-asian="normal" style:font-name-complex="Liberation Serif"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32dbda" fo:background-color="#ffffff" loext:char-shading-value="0" style:font-name-asian="Liberation Serif" style:font-size-asian="12pt" style:language-asian="id" style:country-asian="ID" style:font-weight-asian="normal" style:font-name-complex="Liberation Serif"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officeooo:rsid="0032dbda" fo:background-color="#ffffff" loext:char-shading-value="0" style:font-name-asian="Liberation Serif" style:font-size-asian="12pt" style:language-asian="id" style:country-asian="ID" style:font-name-complex="Liberation Serif" style:font-size-complex="12pt"/>
    </style:style>
    <style:style style:name="T14" style:family="text">
      <style:text-properties fo:font-variant="normal" fo:text-transform="none" fo:color="#000000" loext:opacity="100%" fo:font-size="12pt" fo:letter-spacing="normal" fo:font-style="normal" officeooo:rsid="00887866" style:font-size-asian="12pt" style:font-size-complex="12pt"/>
    </style:style>
    <style:style style:name="T15" style:family="text">
      <style:text-properties fo:font-variant="normal" fo:text-transform="none" fo:color="#000000" loext:opacity="100%" fo:font-size="12pt" fo:letter-spacing="normal" fo:font-style="normal" fo:font-weight="normal" officeooo:rsid="0032dbda" fo:background-color="#ffffff" loext:char-shading-value="0" style:font-name-asian="Times New Roman1" style:font-size-asian="12pt" style:language-asian="id" style:country-asian="ID" style:font-weight-asian="normal" style:font-name-complex="Times New Roman1" style:font-size-complex="12pt" style:font-weight-complex="normal"/>
    </style:style>
    <style:style style:name="T16" style:family="text">
      <style:text-properties fo:font-variant="normal" fo:text-transform="none" fo:color="#000000" loext:opacity="100%" fo:font-size="12pt" fo:letter-spacing="normal" fo:font-style="italic" officeooo:rsid="00887866" style:font-size-asian="12pt" style:font-size-complex="12pt"/>
    </style:style>
    <style:style style:name="T17" style:family="text">
      <style:text-properties fo:font-variant="normal" fo:text-transform="none" fo:color="#000000" loext:opacity="100%" style:font-name="Times New Roman" fo:font-size="12pt" fo:letter-spacing="normal" fo:font-style="normal" officeooo:rsid="0032dbda" fo:background-color="#ffffff" loext:char-shading-value="0" style:font-name-asian="Times New Roman1" style:font-size-asian="12pt" style:language-asian="id" style:country-asian="ID" style:font-name-complex="Times New Roman1" style:font-size-complex="12pt"/>
    </style:style>
    <style:style style:name="T18" style:family="text">
      <style:text-properties fo:font-variant="normal" fo:text-transform="none" fo:color="#000000" loext:opacity="100%" style:font-name="Times New Roman" fo:font-size="12pt" fo:letter-spacing="normal" fo:font-style="normal" fo:font-weight="normal" officeooo:rsid="0032dbda" fo:background-color="#ffffff" loext:char-shading-value="0" style:font-name-asian="Times New Roman1" style:font-size-asian="12pt" style:language-asian="id" style:country-asian="ID" style:font-weight-asian="normal" style:font-name-complex="Times New Roman1" style:font-size-complex="12pt" style:font-weight-complex="normal"/>
    </style:style>
    <style:style style:name="T19" style:family="text">
      <style:text-properties fo:font-variant="normal" fo:text-transform="none" fo:color="#000000" loext:opacity="100%" style:font-name="Times New Roman" fo:font-size="12pt" fo:letter-spacing="normal" fo:font-style="italic" officeooo:rsid="0032dbda" fo:background-color="#ffffff" loext:char-shading-value="0" style:font-name-asian="Times New Roman1" style:font-size-asian="12pt" style:language-asian="id" style:country-asian="ID" style:font-style-asian="italic" style:font-name-complex="Times New Roman1" style:font-size-complex="12pt" style:font-style-complex="italic"/>
    </style:style>
    <style:style style:name="T20" style:family="text">
      <style:text-properties fo:font-variant="normal" fo:text-transform="none" fo:color="#000000" loext:opacity="100%" style:font-name="Times New Roman" fo:font-size="12pt" fo:letter-spacing="normal" fo:font-style="italic" fo:font-weight="normal" officeooo:rsid="0032dbda" fo:background-color="#ffffff" loext:char-shading-value="0"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21" style:family="text">
      <style:text-properties fo:font-variant="normal" fo:text-transform="none" fo:color="#000000" loext:opacity="100%" style:font-name="Liberation Serif" fo:font-size="12pt" fo:letter-spacing="normal" fo:font-style="normal" fo:font-weight="normal" officeooo:rsid="0032dbda" fo:background-color="#ffffff" loext:char-shading-value="0" style:font-name-asian="Times New Roman1" style:font-size-asian="12pt" style:language-asian="id" style:country-asian="ID" style:font-weight-asian="normal" style:font-name-complex="Times New Roman1"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officeooo:rsid="0032dbda" fo:background-color="#ffffff" loext:char-shading-value="0" style:font-name-asian="Times New Roman1" style:font-size-asian="12pt" style:language-asian="id" style:country-asian="ID" style:font-weight-asian="normal" style:font-name-complex="Liberation Serif" style:font-size-complex="12pt" style:font-weight-complex="normal"/>
    </style:style>
    <style:style style:name="T23" style:family="text">
      <style:text-properties fo:font-variant="normal" fo:text-transform="none" fo:color="#000000" loext:opacity="100%" style:font-name="Liberation Serif" fo:font-size="12pt" fo:letter-spacing="normal" fo:font-style="italic" fo:font-weight="normal" officeooo:rsid="0032dbda" fo:background-color="#ffffff" loext:char-shading-value="0" style:font-name-asian="Times New Roman1" style:font-size-asian="12pt" style:language-asian="id" style:country-asian="ID" style:font-style-asian="italic" style:font-weight-asian="normal" style:font-name-complex="Liberation Serif" style:font-size-complex="12pt" style:font-style-complex="italic" style:font-weight-complex="normal"/>
    </style:style>
    <style:style style:name="T24" style:family="text">
      <style:text-properties fo:font-style="italic"/>
    </style:style>
    <style:style style:name="T25" style:family="text">
      <style:text-properties officeooo:rsid="0025ada6"/>
    </style:style>
    <style:style style:name="T26" style:family="text">
      <style:text-properties style:font-name="Liberation Serif" fo:font-weight="normal" officeooo:rsid="00247733" style:font-name-asian="Liberation Serif" style:language-asian="id" style:country-asian="ID" style:font-weight-asian="normal" style:font-name-complex="Liberation Serif" style:font-weight-complex="normal"/>
    </style:style>
    <style:style style:name="T27" style:family="text">
      <style:text-properties fo:font-size="12pt"/>
    </style:style>
    <style:style style:name="T28" style:family="text">
      <style:text-properties fo:font-size="12pt" loext:padding="0in" loext:border="none"/>
    </style:style>
    <style:style style:name="T29" style:family="text">
      <style:text-properties fo:font-size="12pt" officeooo:rsid="0024fdc4" loext:padding="0in" loext:border="none"/>
    </style:style>
    <style:style style:name="T30" style:family="text">
      <style:text-properties fo:font-size="12pt" fo:font-style="italic"/>
    </style:style>
    <style:style style:name="T31" style:family="text">
      <style:text-properties fo:font-size="12pt" fo:font-style="italic" loext:padding="0in" loext:border="none"/>
    </style:style>
    <style:style style:name="T32" style:family="text">
      <style:text-properties fo:font-size="12pt" fo:font-style="italic" officeooo:rsid="0024fdc4" loext:padding="0in" loext:border="none"/>
    </style:style>
    <style:style style:name="T33" style:family="text">
      <style:text-properties fo:font-size="12pt" style:font-size-asian="12pt" style:font-size-complex="12pt"/>
    </style:style>
    <style:style style:name="T34" style:family="text">
      <style:text-properties fo:font-size="12pt" style:font-size-asian="12pt" style:font-name-complex="Times New Roman1" style:font-size-complex="12pt"/>
    </style:style>
    <style:style style:name="T35" style:family="text">
      <style:text-properties fo:font-size="12pt" style:font-name-asian="Times New Roman1" style:font-size-asian="12pt" style:language-asian="id" style:country-asian="ID" style:font-name-complex="Times New Roman1" style:font-size-complex="12pt"/>
    </style:style>
    <style:style style:name="T36" style:family="text">
      <style:text-properties loext:padding="0in" loext:border="none"/>
    </style:style>
    <style:style style:name="T37" style:family="text">
      <style:text-properties fo:font-weight="bold" style:font-weight-asian="bold" style:font-weight-complex="bold"/>
    </style:style>
    <style:style style:name="T38" style:family="text">
      <style:text-properties style:font-name-asian="Liberation Serif" style:language-asian="id" style:country-asian="ID" style:font-name-complex="Liberation Serif"/>
    </style:style>
    <style:style style:name="T39" style:family="text">
      <style:text-properties officeooo:rsid="003b689e" style:font-name-asian="Liberation Serif" style:language-asian="id" style:country-asian="ID" style:font-name-complex="Liberation Serif"/>
    </style:style>
    <style:style style:name="T40" style:family="text">
      <style:text-properties fo:font-weight="normal" style:font-name-asian="Liberation Serif" style:language-asian="id" style:country-asian="ID" style:font-weight-asian="normal" style:font-name-complex="Liberation Serif" style:font-weight-complex="normal"/>
    </style:style>
    <style:style style:name="T41" style:family="text">
      <style:text-properties fo:font-weight="normal" officeooo:rsid="002ccd3c" style:font-name-asian="Liberation Serif" style:language-asian="id" style:country-asian="ID" style:font-weight-asian="normal" style:font-name-complex="Liberation Serif" style:font-weight-complex="normal"/>
    </style:style>
    <style:style style:name="T42" style:family="text">
      <style:text-properties style:font-name="Times New Roman" fo:font-size="12pt" style:font-name-asian="Times New Roman1" style:font-size-asian="12pt" style:language-asian="id" style:country-asian="ID" style:font-name-complex="Times New Roman1" style:font-size-complex="12pt"/>
    </style:style>
    <style:style style:name="T43" style:family="text">
      <style:text-properties style:font-name="Times New Roman" fo:font-size="12pt" style:font-size-asian="12pt" style:font-name-complex="Times New Roman1" style:font-size-complex="12pt"/>
    </style:style>
    <style:style style:name="T44" style:family="text">
      <style:text-properties style:font-name="Liberation Serif" fo:font-size="12pt" style:font-name-asian="Times New Roman1" style:font-size-asian="12pt" style:language-asian="id" style:country-asian="ID" style:font-name-complex="Times New Roman1" style:font-size-complex="12pt"/>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style:font-size-asian="12pt" style:font-name-complex="Times New Roman1" style:font-size-complex="12pt"/>
    </style:style>
    <style:style style:name="T47" style:family="text">
      <style:text-properties style:use-window-font-color="true" loext:opacity="0%" style:font-name="Times New Roman" fo:font-size="12pt" style:text-underline-style="none" style:font-size-asian="12pt" style:font-name-complex="Times New Roman1" style:font-size-complex="12pt"/>
    </style:style>
    <style:style style:name="T48" style:family="text">
      <style:text-properties style:use-window-font-color="true" loext:opacity="0%" fo:font-size="12pt" style:text-underline-style="none" style:font-size-asian="12pt" style:font-name-complex="Times New Roman1" style:font-size-complex="12pt"/>
    </style:style>
    <style:style style:name="T49" style:family="text">
      <style:text-properties style:use-window-font-color="true" loext:opacity="0%" style:font-name="Liberation Serif" fo:font-size="12pt" style:text-underline-style="none" style:font-size-asian="12pt" style:font-name-complex="Times New Roman1" style:font-size-complex="12pt"/>
    </style:style>
    <style:style style:name="T50" style:family="text">
      <style:text-properties fo:color="#000000" loext:opacity="100%" style:font-name="Liberation Serif2" fo:font-size="12pt" fo:font-weight="bold" style:font-size-asian="12pt" style:font-name-complex="Liberation Serif2" style:font-size-complex="12pt" style:font-weight-complex="bold"/>
    </style:style>
    <style:style style:name="T51" style:family="text">
      <style:text-properties fo:color="#000000" loext:opacity="100%" style:font-name="Liberation Serif2" fo:font-size="12pt" style:font-size-asian="12pt" style:font-name-complex="Liberation Serif2" style:font-size-complex="12pt"/>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g text:anchor-type="paragraph" draw:z-index="8" draw:name="Shape1" draw:style-name="gr1"><draw:frame draw:style-name="gr2" draw:text-style-name="P39" svg:width="0.428in" svg:height="0.1925in" svg:x="0in" svg:y="0.0008in"><draw:text-box><text:p text:style-name="P38"><text:span text:style-name="T50">Nama</text:span></text:p></draw:text-box></draw:frame><draw:frame draw:style-name="gr3" draw:text-style-name="P39" svg:width="1.0024in" svg:height="0.1925in" svg:x="0.9846in" svg:y="0.0008in"><draw:text-box><text:p text:style-name="P38"><text:span text:style-name="T50">: Eko Saputra</text:span></text:p></draw:text-box></draw:frame><draw:frame draw:style-name="gr4" draw:text-style-name="P39" svg:width="0.3449in" svg:height="0.1925in" svg:x="0in" svg:y="0.2217in"><draw:text-box><text:p text:style-name="P38"><text:span text:style-name="T50">NIM</text:span></text:p></draw:text-box></draw:frame><draw:frame draw:style-name="gr5" draw:text-style-name="P39" svg:width="0.8488in" svg:height="0.1925in" svg:x="0.9846in" svg:y="0.2217in"><draw:text-box><text:p text:style-name="P38"><text:span text:style-name="T50">: 201420001</text:span></text:p></draw:text-box></draw:frame><draw:frame draw:style-name="gr6" draw:text-style-name="P39" svg:width="0.6642in" svg:height="0.1925in" svg:x="0in" svg:y="0.4409in"><draw:text-box><text:p text:style-name="P38"><text:span text:style-name="T50">Fakultas </text:span></text:p></draw:text-box></draw:frame><draw:frame draw:style-name="gr7" draw:text-style-name="P39" svg:width="1.224in" svg:height="0.1925in" svg:x="0.9846in" svg:y="0.4409in"><draw:text-box><text:p text:style-name="P38"><text:span text:style-name="T50">: </text:span><text:span text:style-name="T50">Ilmu </text:span><text:span text:style-name="T50">Kom</text:span><text:span text:style-name="T50">pute</text:span><text:span text:style-name="T50">r</text:span></text:p></draw:text-box></draw:frame><draw:frame draw:style-name="gr8" draw:text-style-name="P39" svg:width="1.4689in" svg:height="0.3843in" svg:x="0in" svg:y="0.6618in"><draw:text-box><text:p text:style-name="P38"><text:span text:style-name="T50">Prodi</text:span></text:p><text:p text:style-name="P38"><text:span text:style-name="T50">Kelas</text:span><text:span text:style-name="T50"><text:tab/></text:span><text:span text:style-name="T50"><text:tab/></text:span><text:span text:style-name="T50"><text:tab/></text:span><text:span text:style-name="T50">: IF3A</text:span></text:p></draw:text-box></draw:frame><draw:frame draw:style-name="gr9" draw:text-style-name="P39" svg:width="1.5213in" svg:height="0.1925in" svg:x="0.9846in" svg:y="0.6618in"><draw:text-box><text:p text:style-name="P38"><text:span text:style-name="T50">: </text:span><text:span text:style-name="T50">Tekni</text:span><text:span text:style-name="T50">k </text:span><text:span text:style-name="T50">Infor</text:span><text:span text:style-name="T50">matik</text:span><text:span text:style-name="T50">a</text:span></text:p></draw:text-box></draw:frame></draw:g></text:p>
      <text:p text:style-name="P2"/>
      <text:p text:style-name="P2"/>
      <text:p text:style-name="P2"/>
      <text:p text:style-name="P2"/>
      <text:p text:style-name="P2"/>
      <text:p text:style-name="P2"/>
      <text:p text:style-name="P2"/>
      <text:p text:style-name="P2"/>
      <text:list xml:id="list1872229169" text:style-name="WWNum2">
        <text:list-item>
          <text:p text:style-name="P13">Apa yang dimaksud dengan Tauhidullah? <text:s/>jelaskan pembagian Tauhidullah?</text:p>
        </text:list-item>
      </text:list>
      <text:p text:style-name="P14"/>
      <text:list xml:id="list23610743442550" text:continue-numbering="true" text:style-name="WWNum2">
        <text:list-item>
          <text:p text:style-name="P15">Apa yang dimaksud dengan Shalat, Dzikir dan Doa? Apa ganjaran yang Allah akan berikan disaat <text:s/>kita Shalat, Dzikir dan Doa tersebut dilakukan secara istiqomah dengan sesuai syariah islam?</text:p>
          <text:p text:style-name="P15"/>
        </text:list-item>
        <text:list-item>
          <text:p text:style-name="P13">Mengapa kita harus Shalat? mengapa harus berdzikir dan mengapa harus berdo'a?</text:p>
          <text:p text:style-name="P13"/>
        </text:list-item>
        <text:list-item>
          <text:p text:style-name="P13">Apa yang dimaksud dengan thaharah? sebutkan berapa macam cara thaharah dan jelaskan?</text:p>
          <text:p text:style-name="P13"/>
        </text:list-item>
        <text:list-item>
          <text:p text:style-name="P4">Apa itu ijtihad? mengapa harus dilaksanakan ijtihad? sebutkan satu contoh hukum islam yang lahir dari proses ijtihad pada permasalahan kontemporer saat ini!</text:p>
        </text:list-item>
      </text:list>
      <text:p text:style-name="P3"/>
      <text:p text:style-name="P3"/>
      <text:p text:style-name="P6">Jawab</text:p>
      <text:p text:style-name="P6"/>
      <text:p text:style-name="P5"><text:span text:style-name="T37">1.</text:span> <text:span text:style-name="T16">Tauhidullah </text:span><text:span text:style-name="T14">berarti menyatukan Allah, mengesakan Allah atau mengakui bahwa Allah itu satu.</text:span></text:p>
      <text:p text:style-name="P9"><text:span text:style-name="T24"><text:s text:c="4"/>Tauhidullah </text:span>bermakna mengesakan Allah dalam hal-hal yang merupakan kekhususan bagi Allah, <text:s text:c="18"/></text:p>
      <text:p text:style-name="P9"><text:s text:c="4"/>serta tidak menyekutukan-Nya dengan apapun baik dalam hal<text:bookmark text:name="E295"/> <text:span text:style-name="T24">rububiyyah</text:span><text:bookmark text:name="E296"/>-Nya,<text:bookmark text:name="E297"/> <text:span text:style-name="T24">uluhiyyah</text:span><text:bookmark text:name="E298"/>-Nya, <text:s text:c="5"/></text:p>
      <text:p text:style-name="P9"><text:s text:c="4"/>maupun<text:bookmark text:name="E299"/> <text:span text:style-name="T24">asma’ </text:span>(nama-nama) dan sifat-sifat-Nya.</text:p>
      <text:p text:style-name="P10"><text:s text:c="4"/><text:span text:style-name="T25">Macam-macam <text:s/></text:span><text:span text:style-name="T24">Tauhidullah :</text:span></text:p>
      <text:p text:style-name="P7"><text:span text:style-name="T24"/></text:p>
      <text:p text:style-name="P8"><text:span text:style-name="T24"><text:tab/>1. Rububiyah </text:span></text:p>
      <text:p text:style-name="P24"><text:span text:style-name="T28">Beriman bahwa hanya Allah satu-satunya </text:span><text:bookmark text:name="E498"/><text:span text:style-name="T29">Rabb</text:span><text:span text:style-name="T36"> </text:span><text:span text:style-name="T28">yang memiliki, merencanakan, menciptakan, mengatur, memelihara, memberi rezeki, memberikan manfaat, menolak mudharat serta menjaga seluruh Alam Semesta. Sebagaimana terdapat dalam </text:span><text:bookmark text:name="E501"/><text:span text:style-name="T29">Al-Qur’an</text:span><text:span text:style-name="T36"> </text:span><text:span text:style-name="T28">yang berbunyi: </text:span></text:p>
      <text:p text:style-name="P25"><text:bookmark text:name="E502"/><text:bookmark text:name="E503"/><text:span text:style-name="T30">Allah menciptakan segala sesuatu dan Dia memelihara segala sesuatu.</text:span><text:bookmark text:name="E504"/> <text:span text:style-name="T27">(Az-Zumar 39:62)</text:span> </text:p>
      <text:p text:style-name="P26"><text:bookmark text:name="E505"/></text:p>
      <text:p text:style-name="P27"><text:bookmark text:name="E506"/><text:bookmark text:name="E508"/><text:bookmark text:name="E507"/>Hal yang seperti ini diakui oleh seluruh manusia, tidak ada seorang pun yang mengingkarinya. Orang-orang yang mengingkari hal ini, seperti kaum atheis, pada kenyataannya mereka menampakkan keingkarannya hanya karena kesombongan mereka. Padahal, jauh di dalam lubuk hati mereka, mereka mengakui bahwa tidaklah alam semesta ini terjadi kecuali ada yang membuat dan mengaturnya. Mereka hanyalah membohongi kata hati mereka sendiri. Hal ini sebagaimana <text:soft-page-break/>firman Allah: </text:p>
      <text:p text:style-name="P25"><text:bookmark text:name="E509"/><text:bookmark text:name="E511"/><text:bookmark text:name="E510"/><text:span text:style-name="T30">Apakah mereka diciptakan tanpa sesuatu pun ataukah mereka yang menciptakan? Ataukah mereka telah menciptakan langit dan bumi itu? sebenarnya mereka tidak meyakini (apa yang mereka katakan).</text:span><text:bookmark text:name="E512"/> <text:span text:style-name="T27">(Ath-Thur: 35-36)</text:span> </text:p>
      <text:p text:style-name="P27"><text:bookmark text:name="E513"/><text:bookmark text:name="E515"/><text:bookmark text:name="E514"/>Namun pengakuan seseorang terhadap Tauhid Rububiyah ini tidaklah menjadikan </text:p>
      <text:section text:style-name="Sect1" text:name="pageBorders">
        <text:p text:style-name="P19"/>
      </text:section>
      <text:section text:style-name="Sect1" text:name="Section1">
        <text:p text:style-name="P20"><text:bookmark text:name="contentsContainer"/></text:p>
        <text:section text:style-name="Sect1" text:name="Section2">
          <text:p text:style-name="P26"><text:bookmark text:name="contents"/>seseorang beragama Islam karena sesungguhnya orang-orang musyrikin Quraisy yang diperangi rasulullah mengakui dan meyakini jenis tauhid ini. Sebagaimana firman Allah, </text:p>
          <text:p text:style-name="P24"><text:bookmark text:name="E516"/><text:bookmark text:name="E519"/><text:bookmark text:name="E517"/><text:span text:style-name="T31">Katakanlah: ‘Siapakah Yang memiliki langit yang tujuh dan Yang memiliki </text:span><text:bookmark text:name="E522"/><text:bookmark text:name="E521"/><text:bookmark text:name="E520"/><text:span text:style-name="T32">Arsy</text:span><text:span text:style-name="T36"> </text:span><text:span text:style-name="T31">yang besar?’ Mereka akan menjawab: ‘Kepunyaan Allah.’ Katakanlah: ‘Maka apakah kamu tidak bertakwa?’ Katakanlah: ‘Siapakah yang di tangan-Nya berada kekuasaan atas segala sesuatu sedang Dia melindungi, tetapi tidak ada yang dapat dilindungi dari -Nya, jika kamu mengetahui?’ Mereka akan menjawab: ‘Kepunyaan Allah.’ Katakanlah: ‘Maka dari jalan manakah kamu ditipu?'</text:span><text:bookmark text:name="E523"/><text:span text:style-name="T36"> </text:span><text:span text:style-name="T28">(Al-Mu’minun: 86-89)</text:span><text:span text:style-name="T36"> </text:span></text:p>
          <text:p text:style-name="P25"><text:bookmark text:name="E524"/><text:bookmark text:name="E525"/><text:span text:style-name="T27"><text:tab/>2. Uluhiyah/Ibadah</text:span> </text:p>
          <text:p text:style-name="P24"><text:bookmark text:name="E526"/><text:bookmark text:name="E528"/><text:bookmark text:name="E527"/><text:span text:style-name="T28">Tauhid uluhiyah dapat diartikan sebagai mentauhidkan atau mengesakan Allah dari segala bentuk peribadahan baik yang dzohir(terlihat) maupun batin</text:span><text:bookmark text:name="E531"/><text:span text:style-name="T36"> </text:span><text:span text:style-name="T28">Itu artinya Kita beriman bahwa hanya Allah semata yang berhak disembah, tidak ada sekutu bagiNya. </text:span><text:bookmark text:name="E532"/><text:span text:style-name="T31">"Allah menyatakan bahwa tidak ada Tuhan (yang berhak disembah) selain Dia yang menegakkan keadilan. Para malaikat dan orang orang yang berilmu (juga menyatakan demikian). </text:span></text:p>
          <text:p text:style-name="P25"><text:bookmark text:name="E533"/><text:bookmark text:name="E534"/><text:span text:style-name="T30">Tidak ada Tuhan (yang berhak disembah) selain Dia yang Mahaperkasa lagi Maha Bijaksana.</text:span><text:bookmark text:name="E535"/> <text:span text:style-name="T27">('Al 'Imran 3:18)</text:span> </text:p>
          <text:p text:style-name="P27"><text:bookmark text:name="E536"/><text:bookmark text:name="E538"/><text:bookmark text:name="E537"/>Beriman terhadap uluhiyah Allah merupakan konsekuensi dari keimanan terhadap rububiyahNya. Mengesakan Allah dalam segala macam ibadah yang kita lakukan. Seperti salat, doa, nadzar, menyembelih, tawakkal, taubat, harap, cinta, takut dan berbagai macam ibadah lainnya. Di mana kita harus memaksudkan tujuan dari kesemua ibadah itu hanya kepada Allah semata. Tauhid inilah yang merupakan inti dakwah para rasul dan merupakan tauhid yang diingkari oleh kaum musyrikin Quraisy. Hal ini sebagaimana yang difirmankan Allah mengenai perkataan mereka itu </text:p>
          <text:p text:style-name="P25"><text:bookmark text:name="E539"/><text:bookmark text:name="E540"/><text:span text:style-name="T30">Mengapa ia menjadikan sesembahan-sesembahan itu Sesembahan Yang Satu saja? Sesungguhnya ini benar-benar suatu hal yang sangat mengherankan.</text:span><text:bookmark text:name="E541"/> <text:span text:style-name="T27">(Shaad 38:5)</text:span> </text:p>
          <text:p text:style-name="P27"><text:bookmark text:name="E542"/><text:bookmark text:name="E544"/><text:bookmark text:name="E543"/>Dalam ayat ini kaum musyrikin Quraisy mengingkari jika tujuan dari berbagai macam ibadah hanya ditujukan untuk Allah semata. Oleh karena pengingkaran inilah maka mereka dikafirkan oleh Allah dan rasul-Nya walaupun mereka mengakui bahwa Allah adalah satu-satunya Pencipta alam semesta. </text:p>
          <text:p text:style-name="P25"><text:bookmark text:name="E545"/><text:bookmark text:name="E546"/><text:span text:style-name="T27"><text:tab/>3. Asma wa sifat</text:span> </text:p>
          <text:p text:style-name="P27"><text:bookmark text:name="E547"/><text:bookmark text:name="E549"/><text:bookmark text:name="E548"/>Beriman bahwa Allah memiliki nama dan sifat baik yang sesuai dengan keagunganNya yang telah Allah tetapkan di Alquran dan Assunah. Sedangkan dalam bertauhid kepada tauhid asma wa sifat ini <text:soft-page-break/>jangan dilakukan dengan adanya tahrif(penyelewengan), ta'thil(penolakan) dan takyif(penggambaran), dan tasybih(penyerupaan). Umat Islam sendiri, mengenal 99 asma'ul husna yang merupakan nama sekaligus sifat Allah yang wajib diimani. </text:p>
          <text:p text:style-name="P27"><text:bookmark text:name="E553"/><text:bookmark text:name="E554"/>Imam Syafi’i meletakkan kaidah dasar ketika berbicara tentang nama-nama dan sifat-sifat Allah sebagai berikut: </text:p>
          <text:p text:style-name="P28"><text:bookmark text:name="E555"/><text:bookmark text:name="E556"/><text:span text:style-name="T36">“</text:span><text:span text:style-name="T31">Aku beriman kepada Allah dan apa-apa yang datang dari Allah dan sesuai dengan apa yang dimaukan oleh Allah. Aku beriman kepada Rasulullah dan apa-apa yang datang dari </text:span><text:bookmark text:name="contentsContainer1"/></text:p>
        </text:section>
      </text:section>
      <text:p text:style-name="P11"><text:bookmark text:name="contents1"/>Rasulullah sesuai dengan apa yang dimaukan oleh Rasulullah”.</text:p>
      <text:p text:style-name="P11"/>
      <text:p text:style-name="P11"><text:span text:style-name="T24"/></text:p>
      <text:p text:style-name="P29"><text:span text:style-name="T37">2.</text:span> <text:span text:style-name="T41">Sholat </text:span><text:span text:style-name="T6">Secara bahasa salat berasal dari bahasa Arab yang memiliki arti, </text:span><text:a xlink:type="simple" xlink:href="https://id.wikipedia.org/wiki/Ibadah" office:target-frame-name="Ibadah" xlink:show="replace" text:style-name="Internet_20_link" text:visited-style-name="Visited_20_Internet_20_Link"><text:span text:style-name="Internet_20_link"><text:span text:style-name="T3">ibadah</text:span></text:span></text:a><text:span text:style-name="T6">. Sedangkan, <text:s/>menurut istilah, salat bermakna serangkaian kegiatan ibadah khusus atau tertentu yang dimulai dengan </text:span><text:a xlink:type="simple" xlink:href="https://id.wikipedia.org/wiki/Takbiratul_ihram" office:target-frame-name="Takbiratul ihram" xlink:show="replace" text:style-name="Internet_20_link" text:visited-style-name="Visited_20_Internet_20_Link"><text:span text:style-name="Internet_20_link"><text:span text:style-name="T3">takbiratul ihram</text:span></text:span></text:a><text:span text:style-name="T6"> dan diakhiri dengan </text:span><text:a xlink:type="simple" xlink:href="https://id.wikipedia.org/wiki/Salam" office:target-frame-name="Salam" xlink:show="replace" text:style-name="Internet_20_link" text:visited-style-name="Visited_20_Internet_20_Link"><text:span text:style-name="Internet_20_link"><text:span text:style-name="T3">salam</text:span></text:span></text:a><text:span text:style-name="T6">.</text:span></text:p>
      <text:p text:style-name="P31"><text:span text:style-name="T5">Zikir (bentuk tidak baku</text:span><text:span text:style-name="T1"> dzikir</text:span><text:span text:style-name="T5"> dan </text:span><text:span text:style-name="T1">dikir</text:span><text:span text:style-name="T5">) (</text:span><text:a xlink:type="simple" xlink:href="https://id.wikipedia.org/wiki/Bahasa_Arab" office:target-frame-name="Bahasa Arab" xlink:show="replace" text:style-name="Internet_20_link" text:visited-style-name="Visited_20_Internet_20_Link"><text:span text:style-name="Internet_20_link"><text:span text:style-name="T2">bahasa Arab</text:span></text:span></text:a><text:span text:style-name="T5">: ٱلذِّكْر , </text:span><text:span text:style-name="T1">al-żikr</text:span><text:span text:style-name="T5">‎) adalah puji-pujian kepada Allah yang diucapkan berulang-ulang. Zikir juga merupakan sebuah aktivitas </text:span><text:a xlink:type="simple" xlink:href="https://id.wikipedia.org/wiki/Ibadah" office:target-frame-name="Ibadah" xlink:show="replace" text:style-name="Internet_20_link" text:visited-style-name="Visited_20_Internet_20_Link"><text:span text:style-name="Internet_20_link"><text:span text:style-name="T2">ibadah</text:span></text:span></text:a><text:span text:style-name="T5"> untuk mengingat </text:span><text:a xlink:type="simple" xlink:href="https://id.wikipedia.org/wiki/Allah" office:target-frame-name="Allah" xlink:show="replace" text:style-name="Internet_20_link" text:visited-style-name="Visited_20_Internet_20_Link"><text:span text:style-name="Internet_20_link"><text:span text:style-name="T4">Allah</text:span></text:span></text:a><text:span text:style-name="T5">.</text:span></text:p>
      <text:p text:style-name="P31"><text:span text:style-name="T8">Do’a </text:span><text:span text:style-name="T7">adalah permohonan kepada Allah yang disertai kerendahan hati untuk mendapatkan dan kemaslahatan yang berada di sisi-Nya. </text:span></text:p>
      <text:p text:style-name="P31"><text:span text:style-name="T7"/></text:p>
      <text:p text:style-name="P33"><text:span text:style-name="T10">3. </text:span><text:span text:style-name="T9"><text:s/>Sholat,</text:span><text:span text:style-name="T11">Zikir </text:span><text:span text:style-name="T12">dan Do’a</text:span><text:span text:style-name="T11"> kepada Allah SWT <text:s/></text:span><text:span text:style-name="T12">sebagai</text:span><text:span text:style-name="T11"> alat untuk menghapus dosa, </text:span><text:span text:style-name="T12">agar kita di</text:span></text:p>
      <text:p text:style-name="P34"><text:span text:style-name="T12"><text:s text:c="5"/>akhirat kelak masuk surga</text:span></text:p>
      <text:p text:style-name="P32"><text:span text:style-name="T12"/></text:p>
      <text:p text:style-name="P32"><text:span text:style-name="T12"/></text:p>
      <text:p text:style-name="P35"><text:span text:style-name="T13">4.</text:span><text:span text:style-name="T12"> </text:span><text:span text:style-name="T22">Bersuci (</text:span><text:a xlink:type="simple" xlink:href="https://id.wikipedia.org/wiki/Bahasa_Arab" office:target-frame-name="Bahasa Arab" xlink:show="replace" text:style-name="Default_20_Style" text:visited-style-name="Default_20_Style"><text:span text:style-name="T22">bahasa Arab</text:span></text:a><text:span text:style-name="T22">: الطهارة, translit. </text:span><text:span text:style-name="T23">al-ṭahārah</text:span><text:span text:style-name="T22">‎) merupakan bagian dari prosesi ibadah umat Islam yang bermakna menyucikan diri yang mencakup secara lahir atau batin. Kedudukan bersuci dalam hukum Islam termasuk ilmu dan amalan yang penting, terutama karena di antara syarat-syarat salat telah ditetapkan bahwa seseorang yang akan mengerjakan shalat diwajibkan suci dari hadas dan suci pula badan, pakaian, dan tempatnya dari najis.</text:span></text:p>
      <text:p text:style-name="P21"><text:span text:style-name="T42"><text:tab/></text:span><text:span text:style-name="T44">1. Berwudhu</text:span></text:p>
      <text:p text:style-name="P21"><text:span text:style-name="T45"><text:tab/></text:span><text:span text:style-name="T46">Adalah salah satu cara menyucikan anggota tubuh dengan </text:span><text:a xlink:type="simple" xlink:href="https://id.wikipedia.org/wiki/Air" office:target-frame-name="Air" xlink:show="replace" text:style-name="Internet_20_link" text:visited-style-name="Visited_20_Internet_20_Link"><text:span text:style-name="Internet_20_link"><text:span text:style-name="T49">air</text:span></text:span></text:a><text:span text:style-name="T46">. Seorang muslim diwajibkan <text:tab/>bersuci setiap akan melaksanakan </text:span><text:a xlink:type="simple" xlink:href="https://id.wikipedia.org/wiki/Salat" office:target-frame-name="Salat" xlink:show="replace" text:style-name="Internet_20_link" text:visited-style-name="Visited_20_Internet_20_Link"><text:span text:style-name="Internet_20_link"><text:span text:style-name="T49">salat</text:span></text:span></text:a><text:span text:style-name="T46">. </text:span></text:p>
      <text:p text:style-name="P22"><text:span text:style-name="T35"><text:tab/>2. Tayamum </text:span></text:p>
      <text:p text:style-name="P22"><text:span text:style-name="T35"><text:tab/>Tayamum <text:s/>adalah Thaharah dengan tanah (debu) <text:s/>sebagai pengganti air ketika tidak ada air <text:tab/>ataupun sedang berhalangan menggunakan air.</text:span></text:p>
      <text:p text:style-name="P23"><text:span text:style-name="T15"><text:tab/>3. Mandi Besar </text:span></text:p>
      <text:p text:style-name="P30"/>
      <text:p text:style-name="P36"><text:span text:style-name="T38">5. </text:span><text:span text:style-name="T26">Ijtihad adalah sebuah usaha yang sungguh-sungguh, dalam proses memutuskan dan</text:span></text:p>
      <text:p text:style-name="P36"><text:span text:style-name="T26"><text:s text:c="5"/>menentukan hukum dari perkara yang baru, yaitu perkara yang belum da hukumnya dalam Al-</text:span></text:p>
      <text:p text:style-name="P36"><text:span text:style-name="T26"><text:s text:c="5"/>Qur’an dan hadist .</text:span></text:p>
      <text:p text:style-name="P36"><text:span text:style-name="T26"/></text:p>
      <text:p text:style-name="P36"><text:span text:style-name="T26"/></text:p>
      <text:p text:style-name="P36"><text:span text:style-name="T26"/></text:p>
      <text:p text:style-name="P37"><text:soft-page-break/><text:span text:style-name="T38"><text:s text:c="5"/>Ijtihad diperlukan untuk memahami lebih dalam mengenai Al-Qur’an dan Al-Hadist.</text:span></text:p>
      <text:p text:style-name="P17">Merupakan hukum yang didasrkan pada kemeslahatan yang lebih besar dibandingkan <text:tab/> <text:s text:c="3"/>mengesampikan kemudaratan kerena tidak ada dalil yang menganjurkan maupun <text:s text:c="2"/><text:tab/> <text:s/><text:tab/> <text:s text:c="3"/>melarangnya.</text:p>
      <text:p text:style-name="P17"><text:span text:style-name="T39"><text:tab/> <text:s text:c="3"/>Contoh : Membuat akta nikah, akta kelahiran, dan sebagainya.</text:span></text:p>
      <text:p text:style-name="P12"><text:span text:style-name="T40"/></text:p>
      <text:p text:style-name="P16"><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Open Sans" svg:font-family="'Open Sans', Arial, Helvetica,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2" fo:font-size="12pt" style:font-size-asian="12pt" style:font-name-complex="Liberation Serif2"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3"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7" draw:name="Shape2" draw:style-name="Mgr2" draw:text-style-name="MP3" svg:width="4.8594in" svg:height="0.3843in" svg:x="0.0839in" svg:y="0.0008in"><draw:text-box><text:p text:style-name="MP2"><text:span text:style-name="MT1"><text:s text:c="2"/></text:span><text:span text:style-name="MT1">Eko Saputra | UTS PENDIDIKAN AGAMA ISLAM SM3 </text:span><text:span text:style-name="MT1">13DEC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2-13T02:34:53.176490608</dc:date>
    <meta:editing-duration>PT1H14M8S</meta:editing-duration>
    <meta:editing-cycles>47</meta:editing-cycles>
    <meta:document-statistic meta:table-count="0" meta:image-count="0" meta:object-count="0" meta:page-count="4" meta:paragraph-count="48" meta:word-count="939" meta:character-count="6959" meta:non-whitespace-character-count="5950"/>
  </office:meta>
</office:document-meta>
</file>